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 office:value-type="float" office:value="26594" calcext:value-type="float">
            <text:p>26594</text:p>
          </table:table-cell>
          <table:table-cell table:formula="of:=[.C104] - [.C103]" office:value-type="float" office:value="1140" calcext:value-type="float">
            <text:p>114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formula="of:=[.H103]+[.G104]" office:value-type="float" office:value="30339" calcext:value-type="float">
            <text:p>30339</text:p>
          </table:table-cell>
          <table:table-cell office:value-type="float" office:value="5" calcext:value-type="float">
            <text:p>5</text:p>
          </table:table-cell>
          <table:table-cell table:formula="of:=[.I104]-[.I103]" office:value-type="float" office:value="-15" calcext:value-type="float">
            <text:p>-1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-26594" calcext:value-type="float">
            <text:p>-26594</text:p>
          </table:table-cell>
          <table:table-cell/>
          <table:table-cell table:formula="of:=[.E105]-[.E104]" office:value-type="float" office:value="-14928" calcext:value-type="float">
            <text:p>-14928</text:p>
          </table:table-cell>
          <table:table-cell/>
          <table:table-cell table:formula="of:=[.H104]+[.G105]" office:value-type="float" office:value="30339" calcext:value-type="float">
            <text:p>30339</text:p>
          </table:table-cell>
          <table:table-cell/>
          <table:table-cell table:formula="of:=[.I105]-[.I104]" office:value-type="float" office:value="-5" calcext:value-type="float">
            <text:p>-5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30339" calcext:value-type="float">
            <text:p>30339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30339" calcext:value-type="float">
            <text:p>30339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30339" calcext:value-type="float">
            <text:p>30339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30339" calcext:value-type="float">
            <text:p>30339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9T04:12:06.180666240</dc:date>
    <meta:editing-cycles>126</meta:editing-cycles>
    <meta:editing-duration>P26DT18H37M46S</meta:editing-duration>
    <meta:generator>LibreOffice/6.0.3.2$Linux_X86_64 LibreOffice_project/00m0$Build-2</meta:generator>
    <meta:document-statistic meta:table-count="1" meta:cell-count="1045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6594">
                <text:p>-265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928">
                <text:p>-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339">
                <text:p>303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